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44f" officeooo:paragraph-rsid="0013f44f"/>
    </style:style>
    <style:style style:name="P2" style:family="paragraph" style:parent-style-name="Standard">
      <style:text-properties officeooo:rsid="001532fe" officeooo:paragraph-rsid="00153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est man in babylon</text:p>
      <text:p text:style-name="P1"/>
      <text:p text:style-name="P1">1. start thy pursue to fattening</text:p>
      <text:p text:style-name="P1"/>
      <text:p text:style-name="P1">2. control your expenditures</text:p>
      <text:p text:style-name="P1"/>
      <text:p text:style-name="P1">3. make your gold multiply</text:p>
      <text:p text:style-name="P1"/>
      <text:p text:style-name="P1">4. guard your treasures from loss</text:p>
      <text:p text:style-name="P1"/>
      <text:p text:style-name="P1">5. make your dwelling a profitable investment</text:p>
      <text:p text:style-name="P1"/>
      <text:p text:style-name="P1">6. insure a future income</text:p>
      <text:p text:style-name="P2">Increase passive income, cut passive expenditures.</text:p>
      <text:p text:style-name="P1"/>
      <text:p text:style-name="P1">7. increase your ability to ear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8:28:45.826586284</meta:creation-date>
    <dc:date>2019-03-21T19:13:12.380645263</dc:date>
    <meta:editing-duration>PT10H44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49" meta:character-count="293" meta:non-whitespace-character-count="253"/>
  </office:meta>
</office:document-meta>
</file>